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sDetail.setOut_msg( String out_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ean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sDetail.getIn_ms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sDetail.getClient_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sDetail.setData( List &lt; DataBean &gt;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sDetail.setClient_param( String client_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sDetail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ean.setContent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ean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ean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sDetail.setCode( int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sDetail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ean.se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sDetail.setClient_id( String client_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sDetail.ge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sDetail.getOut_ms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Bean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sDetail.getClient_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sDetail.setUserid( String us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sDetail.setIn_msg( String in_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57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